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43.83" calcext:value-type="float">
            <text:p>9243.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_eff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5:33:58.754568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9:41.053473075</meta:creation-date>
    <dc:date>2025-02-11T16:00:56.105097430</dc:date>
    <meta:editing-duration>PT4M53S</meta:editing-duration>
    <meta:editing-cycles>3</meta:editing-cycles>
    <meta:generator>LibreOffice/24.8.4.2$Linux_X86_64 LibreOffice_project/480$Build-2</meta:generator>
    <meta:document-statistic meta:table-count="1" meta:cell-count="9" meta:object-count="0"/>
  </office:meta>
</office:document-meta>
</file>